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1" svg:font-family="'Liberation Serif'"/>
    <style:font-face style:name="Sans" svg:font-family="San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1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uteile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1">
          <table:table-cell table:style-name="ce1" office:value-type="string" calcext:value-type="string">
            <text:p>Anzahl benötig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bieter</text:p>
          </table:table-cell>
          <table:table-cell table:style-name="ce1" office:value-type="string" calcext:value-type="string">
            <text:p>Enthalten</text:p>
          </table:table-cell>
          <table:table-cell table:style-name="ce1" office:value-type="string" calcext:value-type="string">
            <text:p>Preis komplett</text:p>
          </table:table-cell>
          <table:table-cell table:style-name="ce1" office:value-type="string" calcext:value-type="string">
            <text:p>Versandkosten</text:p>
          </table:table-cell>
          <table:table-cell table:style-name="ce1" office:value-type="string" calcext:value-type="string">
            <text:p>Versandkosten anteilig</text:p>
          </table:table-cell>
          <table:table-cell table:style-name="ce1" office:value-type="string" calcext:value-type="string">
            <text:p>Preis benötigt</text:p>
          </table:table-cell>
          <table:table-cell table:style-name="ce1" office:value-type="string" calcext:value-type="string">
            <text:p>Preis mit Versand</text:p>
          </table:table-cell>
          <table:table-cell table:style-name="ce8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MCU ESP8266</text:p>
          </table:table-cell>
          <table:table-cell table:style-name="ce4" office:value-type="string" calcext:value-type="string">
            <text:p>https://www.amazon.de/MagiDeal-Nodemcu-Esp8266-Internet-Entwicklungs/dp/B01KKH26L8/ref=sr_1_7?ie=UTF8&amp;qid=1501100615&amp;sr=8-7&amp;keywords=nodemcu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.92" calcext:value-type="float">
            <text:p>4,92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4.92" calcext:value-type="float">
            <text:p>4,92</text:p>
          </table:table-cell>
          <table:table-cell table:formula="of:=[.H2]+[.F2]/[.D2]" office:value-type="float" office:value="4.92" calcext:value-type="float">
            <text:p>4,9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1.378" calcext:value-type="float">
            <text:p>1,378</text:p>
          </table:table-cell>
          <table:table-cell table:formula="of:=[.H3]+[.F3]/[.D3]" office:value-type="float" office:value="1.378" calcext:value-type="float">
            <text:p>1,37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4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966" calcext:value-type="float">
            <text:p>1,966</text:p>
          </table:table-cell>
          <table:table-cell table:formula="of:=[.H4]+[.F4]/[.D4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0.2605" calcext:value-type="float">
            <text:p>0,2605</text:p>
          </table:table-cell>
          <table:table-cell table:formula="of:=[.H5]+[.F5]/[.D5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6]/[.D6]*[.A6]" office:value-type="float" office:value="0.166333333333333" calcext:value-type="float">
            <text:p>0,1663333333333</text:p>
          </table:table-cell>
          <table:table-cell table:formula="of:=[.E6]/[.D6]*[.A6]" office:value-type="float" office:value="0.055" calcext:value-type="float">
            <text:p>0,055</text:p>
          </table:table-cell>
          <table:table-cell table:formula="of:=[.H6]+[.F6]/[.D6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7]/[.D7]*[.A7]" office:value-type="float" office:value="0" calcext:value-type="float">
            <text:p>0</text:p>
          </table:table-cell>
          <table:table-cell table:formula="of:=[.E7]/[.D7]*[.A7]" office:value-type="float" office:value="0.1325" calcext:value-type="float">
            <text:p>0,1325</text:p>
          </table:table-cell>
          <table:table-cell table:formula="of:=[.H7]+[.F7]/[.D7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s://www.amazon.de/Widerstand-St%C3%BCck-Kohleschicht-Widerst%C3%A4nde-Resistor/dp/B00IYTM6O2/ref=sr_1_5?ie=UTF8&amp;qid=1501826267&amp;sr=8-5&amp;keywords=4%2C7k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8]/[.D8]*[.A8]" office:value-type="float" office:value="0.0663333333333333" calcext:value-type="float">
            <text:p>0,0663333333333</text:p>
          </table:table-cell>
          <table:table-cell table:formula="of:=[.E8]/[.D8]*[.A8]" office:value-type="float" office:value="0.043" calcext:value-type="float">
            <text:p>0,043</text:p>
          </table:table-cell>
          <table:table-cell table:formula="of:=[.H8]+[.F8]/[.D8]" office:value-type="float" office:value="0.109333333333333" calcext:value-type="float">
            <text:p>0,1093333333333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derstand 220Ohm</text:p>
          </table:table-cell>
          <table:table-cell office:value-type="string" calcext:value-type="string">
            <text:p>https://www.amazon.de/Just-Honest-Widerstand-0-25W-Resistor-Carbon/dp/B00YW0HLP6/ref=sr_1_1?s=ce-de&amp;ie=UTF8&amp;qid=1501825718&amp;sr=1-1&amp;keywords=widerstand+220</text:p>
          </table:table-cell>
          <table:table-cell office:value-type="float" office:value="200" calcext:value-type="float">
            <text:p>200</text:p>
          </table:table-cell>
          <table:table-cell office:value-type="float" office:value="5.49" calcext:value-type="float">
            <text:p>5,49</text:p>
          </table:table-cell>
          <table:table-cell office:value-type="float" office:value="0" calcext:value-type="float">
            <text:p>0</text:p>
          </table:table-cell>
          <table:table-cell table:formula="of:=[.F9]/[.D9]*[.A9]" office:value-type="float" office:value="0" calcext:value-type="float">
            <text:p>0</text:p>
          </table:table-cell>
          <table:table-cell table:formula="of:=[.E9]/[.D9]*[.A9]" office:value-type="float" office:value="0.02745" calcext:value-type="float">
            <text:p>0,02745</text:p>
          </table:table-cell>
          <table:table-cell table:formula="of:=[.H9]+[.F9]/[.D9]" office:value-type="float" office:value="0.02745" calcext:value-type="float">
            <text:p>0,0274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0]/[.D10]*[.A10]" office:value-type="float" office:value="0.025" calcext:value-type="float">
            <text:p>0,025</text:p>
          </table:table-cell>
          <table:table-cell table:formula="of:=[.E10]/[.D10]*[.A10]" office:value-type="float" office:value="0.071625" calcext:value-type="float">
            <text:p>0,071625</text:p>
          </table:table-cell>
          <table:table-cell table:formula="of:=[.H10]+[.F10]/[.D10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 Kipp Schalter</text:p>
          </table:table-cell>
          <table:table-cell office:value-type="string" calcext:value-type="string">
            <text:p>https://www.amazon.de/gp/product/B00HGAKDIQ/ref=ox_sc_act_title_1?smid=A3JWKAKR8XB7XF&amp;psc=1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425" calcext:value-type="float">
            <text:p>0,425</text:p>
          </table:table-cell>
          <table:table-cell table:formula="of:=[.H11]+[.F11]/[.D11]" office:value-type="float" office:value="0.425" calcext:value-type="float">
            <text:p>0,4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5.61666666666667" calcext:value-type="float">
            <text:p>5,6166666666667</text:p>
          </table:table-cell>
          <table:table-cell table:formula="of:=[.H12]+[.F12]/[.D12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3]/[.D13]*[.A13]" office:value-type="float" office:value="0.25" calcext:value-type="float">
            <text:p>0,25</text:p>
          </table:table-cell>
          <table:table-cell table:formula="of:=[.E13]/[.D13]*[.A13]" office:value-type="float" office:value="0.199" calcext:value-type="float">
            <text:p>0,199</text:p>
          </table:table-cell>
          <table:table-cell table:formula="of:=[.H13]+[.F13]/[.D13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4]/[.D14]*[.A14]" office:value-type="float" office:value="0.02" calcext:value-type="float">
            <text:p>0,02</text:p>
          </table:table-cell>
          <table:table-cell table:formula="of:=[.E14]/[.D14]*[.A14]" office:value-type="float" office:value="0.0558" calcext:value-type="float">
            <text:p>0,0558</text:p>
          </table:table-cell>
          <table:table-cell table:formula="of:=[.H14]+[.F14]/[.D14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0.000303" calcext:value-type="float">
            <text:p>0,000303</text:p>
          </table:table-cell>
          <table:table-cell table:formula="of:=[.H15]+[.F15]/[.D15]" office:value-type="float" office:value="0.000303" calcext:value-type="float">
            <text:p>0,000303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6]/[.D16]*[.A16]" office:value-type="float" office:value="0" calcext:value-type="float">
            <text:p>0</text:p>
          </table:table-cell>
          <table:table-cell table:formula="of:=[.E16]/[.D16]*[.A16]" office:value-type="float" office:value="0.000606" calcext:value-type="float">
            <text:p>0,000606</text:p>
          </table:table-cell>
          <table:table-cell table:formula="of:=[.H16]+[.F14]/[.D16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17]/[.D17]*[.A17]" office:value-type="float" office:value="0" calcext:value-type="float">
            <text:p>0</text:p>
          </table:table-cell>
          <table:table-cell table:formula="of:=[.E17]/[.D17]*[.A17]" office:value-type="float" office:value="0.00473" calcext:value-type="float">
            <text:p>0,00473</text:p>
          </table:table-cell>
          <table:table-cell table:formula="of:=[.H17]+[.F17]/[.D17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18]/[.D18]*[.A18]" office:value-type="float" office:value="0" calcext:value-type="float">
            <text:p>0</text:p>
          </table:table-cell>
          <table:table-cell table:formula="of:=[.E18]/[.D18]*[.A18]" office:value-type="float" office:value="0.0313333333333333" calcext:value-type="float">
            <text:p>0,0313333333333</text:p>
          </table:table-cell>
          <table:table-cell table:formula="of:=[.H18]+[.F18]/[.D18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19]/[.D19]*[.A19]" office:value-type="float" office:value="0.01" calcext:value-type="float">
            <text:p>0,01</text:p>
          </table:table-cell>
          <table:table-cell table:formula="of:=[.E19]/[.D19]*[.A19]" office:value-type="float" office:value="0.0128" calcext:value-type="float">
            <text:p>0,0128</text:p>
          </table:table-cell>
          <table:table-cell table:formula="of:=[.H19]+[.F19]/[.D19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0176" calcext:value-type="float">
            <text:p>0,000176</text:p>
          </table:table-cell>
          <table:table-cell table:formula="of:=[.H20]+[.F20]/[.D20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1]/[.D21]*[.A21]" office:value-type="float" office:value="0.4642" calcext:value-type="float">
            <text:p>0,4642</text:p>
          </table:table-cell>
          <table:table-cell table:formula="of:=[.E21]/[.D21]*[.A21]" office:value-type="float" office:value="0.8896" calcext:value-type="float">
            <text:p>0,8896</text:p>
          </table:table-cell>
          <table:table-cell table:formula="of:=[.H21]+[.F21]/[.D21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2]/[.D22]*[.A22]" office:value-type="float" office:value="0.052" calcext:value-type="float">
            <text:p>0,052</text:p>
          </table:table-cell>
          <table:table-cell table:formula="of:=[.E22]/[.D22]*[.A22]" office:value-type="float" office:value="0.172" calcext:value-type="float">
            <text:p>0,172</text:p>
          </table:table-cell>
          <table:table-cell table:formula="of:=[.H22]+[.F22]/[.D22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3]/[.D23]*[.A23]" office:value-type="float" office:value="0.0464" calcext:value-type="float">
            <text:p>0,0464</text:p>
          </table:table-cell>
          <table:table-cell table:formula="of:=[.E23]/[.D23]*[.A23]" office:value-type="float" office:value="0.2725" calcext:value-type="float">
            <text:p>0,2725</text:p>
          </table:table-cell>
          <table:table-cell table:formula="of:=[.H23]+[.F23]/[.D23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pier (Rechnung+Infozettel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4]/[.D24]*[.A24]" office:value-type="float" office:value="0" calcext:value-type="float">
            <text:p>0</text:p>
          </table:table-cell>
          <table:table-cell table:formula="of:=[.E24]/[.D24]*[.A24]" office:value-type="float" office:value="0.05196" calcext:value-type="float">
            <text:p>0,05196</text:p>
          </table:table-cell>
          <table:table-cell table:formula="of:=[.H24]+[.F24]/[.D24]" office:value-type="float" office:value="0.05196" calcext:value-type="float">
            <text:p>0,0519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5]/[.D25]*[.A25]" office:value-type="float" office:value="0" calcext:value-type="float">
            <text:p>0</text:p>
          </table:table-cell>
          <table:table-cell table:formula="of:=[.E25]/[.D25]*[.A25]" office:value-type="float" office:value="4.99" calcext:value-type="float">
            <text:p>4,99</text:p>
          </table:table-cell>
          <table:table-cell table:formula="of:=[.H25]+[.F25]/[.D25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6]/[.D26]*[.A26]" office:value-type="float" office:value="0" calcext:value-type="float">
            <text:p>0</text:p>
          </table:table-cell>
          <table:table-cell table:formula="of:=[.E26]/[.D26]*[.A26]" office:value-type="float" office:value="0.0499" calcext:value-type="float">
            <text:p>0,0499</text:p>
          </table:table-cell>
          <table:table-cell table:formula="of:=[.H26]+[.F26]/[.D26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1">
          <table:table-cell office:value-type="float" office:value="0.3" calcext:value-type="float">
            <text:p>0,3</text:p>
          </table:table-cell>
          <table:table-cell table:style-name="ce3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27]/[.D27]*[.A27]" office:value-type="float" office:value="0" calcext:value-type="float">
            <text:p>0</text:p>
          </table:table-cell>
          <table:table-cell table:formula="of:=[.E27]/[.D27]*[.A27]" office:value-type="float" office:value="0.0834" calcext:value-type="float">
            <text:p>0,0834</text:p>
          </table:table-cell>
          <table:table-cell table:formula="of:=[.H27]+[.F27]/[.D27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5])" office:value-type="float" office:value="45.23" calcext:value-type="float">
            <text:p>45,23</text:p>
          </table:table-cell>
          <table:table-cell table:formula="of:=SUM([.G2:.G25])" office:value-type="float" office:value="1.10026666666667" calcext:value-type="float">
            <text:p>1,1002666666667</text:p>
          </table:table-cell>
          <table:table-cell table:formula="of:=SUM([.H2:.I25])" office:value-type="float" office:value="44.5333666666667" calcext:value-type="float">
            <text:p>44,5333666666667</text:p>
          </table:table-cell>
          <table:table-cell table:formula="of:=SUM([.I2:.I27])" office:value-type="float" office:value="23.0901166666667" calcext:value-type="float">
            <text:p>23,090116666666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7">
          <table:table-cell table:style-name="Default" table:number-columns-repeated="1024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46:.B58])" office:value-type="float" office:value="0" calcext:value-type="float">
            <text:p>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1" svg:font-family="'Liberation Serif'"/>
    <style:font-face style:name="Sans" svg:font-family="San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.00.0000</text:date>, <text:time style:data-style-name="N2" text:time-value="07:55:24.1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08:00:49.936000000</dc:date>
    <meta:creation-date>2015-12-06T14:20:59Z</meta:creation-date>
    <meta:editing-cycles>69</meta:editing-cycles>
    <meta:editing-duration>PT5H5M3S</meta:editing-duration>
    <meta:generator>LibreOffice/5.2.3.3$Windows_x86 LibreOffice_project/d54a8868f08a7b39642414cf2c8ef2f228f780cf</meta:generator>
    <meta:initial-creator>andre </meta:initial-creator>
    <meta:document-statistic meta:table-count="1" meta:cell-count="250" meta:object-count="0"/>
  </office:meta>
</office:document-meta>
</file>